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letDefinition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letDefinitionEvent.AbstractCopletDefinitionEvent( CopletDefiniti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